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Roboto" svg:font-family="Roboto, sans-serif"/>
    <style:font-face style:name="Times New Roman" svg:font-family="'Times New Roman'"/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d62" officeooo:paragraph-rsid="00173d6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3d62" officeooo:paragraph-rsid="00173d62" style:font-weight-asian="bold" style:font-weight-complex="bold"/>
    </style:style>
    <style:style style:name="P3" style:family="paragraph" style:parent-style-name="Standard">
      <style:text-properties fo:font-weight="bold" officeooo:rsid="00173d62" officeooo:paragraph-rsid="00173d62" style:font-weight-asian="bold" style:font-weight-complex="bold"/>
    </style:style>
    <style:style style:name="P4" style:family="paragraph" style:parent-style-name="Standard">
      <style:text-properties fo:font-weight="normal" officeooo:rsid="00173d62" officeooo:paragraph-rsid="00173d62" style:font-weight-asian="normal" style:font-weight-complex="normal"/>
    </style:style>
    <style:style style:name="P5" style:family="paragraph" style:parent-style-name="Standard">
      <style:text-properties fo:font-weight="normal" officeooo:rsid="00173d62" officeooo:paragraph-rsid="001c8944" style:font-weight-asian="normal" style:font-weight-complex="normal"/>
    </style:style>
    <style:style style:name="P6" style:family="paragraph" style:parent-style-name="Standard">
      <style:text-properties fo:font-weight="normal" officeooo:rsid="00173d62" officeooo:paragraph-rsid="001f4e8a" style:font-weight-asian="normal" style:font-weight-complex="normal"/>
    </style:style>
    <style:style style:name="P7" style:family="paragraph" style:parent-style-name="Standard">
      <style:text-properties fo:font-weight="normal" officeooo:rsid="0019c3f7" officeooo:paragraph-rsid="00173d62" style:font-weight-asian="normal" style:font-weight-complex="normal"/>
    </style:style>
    <style:style style:name="P8" style:family="paragraph" style:parent-style-name="Standard">
      <style:text-properties fo:font-weight="normal" officeooo:rsid="001b2f9c" officeooo:paragraph-rsid="00173d62" style:font-weight-asian="normal" style:font-weight-complex="normal"/>
    </style:style>
    <style:style style:name="P9" style:family="paragraph" style:parent-style-name="Standard" style:list-style-name="L1">
      <style:text-properties fo:font-weight="bold" officeooo:rsid="00173d62" officeooo:paragraph-rsid="00173d62" style:font-weight-asian="bold" style:font-weight-complex="bold"/>
    </style:style>
    <style:style style:name="P10" style:family="paragraph" style:parent-style-name="Standard">
      <style:text-properties fo:font-weight="normal" officeooo:rsid="0019c3f7" officeooo:paragraph-rsid="00173d62" style:font-weight-asian="normal" style:font-weight-complex="normal"/>
    </style:style>
    <style:style style:name="P11" style:family="paragraph" style:parent-style-name="Standard">
      <style:text-properties fo:font-weight="normal" officeooo:rsid="001b2f9c" officeooo:paragraph-rsid="00173d62" style:font-weight-asian="normal" style:font-weight-complex="normal"/>
    </style:style>
    <style:style style:name="P12" style:family="paragraph" style:parent-style-name="Standard">
      <style:text-properties fo:font-weight="normal" officeooo:rsid="00173d62" officeooo:paragraph-rsid="00173d62" style:font-weight-asian="normal" style:font-weight-complex="normal"/>
    </style:style>
    <style:style style:name="P13" style:family="paragraph" style:parent-style-name="Standard">
      <style:text-properties fo:font-weight="normal" officeooo:rsid="0024890e" officeooo:paragraph-rsid="0024890e" style:font-weight-asian="normal" style:font-weight-complex="normal"/>
    </style:style>
    <style:style style:name="P14" style:family="paragraph" style:parent-style-name="Standard">
      <style:text-properties fo:font-weight="normal" officeooo:rsid="0024ea72" officeooo:paragraph-rsid="0024ea72" style:font-weight-asian="normal" style:font-weight-complex="normal"/>
    </style:style>
    <style:style style:name="P15" style:family="paragraph" style:parent-style-name="Standard">
      <style:text-properties officeooo:paragraph-rsid="00173d62"/>
    </style:style>
    <style:style style:name="P16" style:family="paragraph" style:parent-style-name="Standard" style:list-style-name="L1">
      <style:text-properties style:font-name="Liberation Serif" fo:font-weight="bold" officeooo:rsid="00173d62" officeooo:paragraph-rsid="00173d62" style:font-weight-asian="bold" style:font-weight-complex="bold"/>
    </style:style>
    <style:style style:name="P17" style:family="paragraph" style:parent-style-name="Standard">
      <style:text-properties style:font-name="Liberation Serif" fo:font-weight="normal" officeooo:rsid="00173d62" officeooo:paragraph-rsid="00173d62" style:font-weight-asian="normal" style:font-weight-complex="normal"/>
    </style:style>
    <style:style style:name="P18" style:family="paragraph" style:parent-style-name="Standard">
      <style:text-properties style:font-name="Liberation Serif" fo:font-size="12pt" fo:font-weight="normal" officeooo:rsid="00173d62" officeooo:paragraph-rsid="00173d62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Liberation Serif" fo:font-size="12pt" fo:font-weight="bold" officeooo:rsid="00173d62" officeooo:paragraph-rsid="00173d62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173d62" officeooo:paragraph-rsid="00173d62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Liberation Serif" fo:font-size="12pt" fo:font-weight="normal" officeooo:rsid="00173d62" officeooo:paragraph-rsid="0021925f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erif" fo:font-size="12pt" fo:font-weight="normal" officeooo:rsid="00173d62" officeooo:paragraph-rsid="00173d6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color="#000000" style:font-name="Liberation Serif" fo:font-size="12pt" fo:font-weight="normal" officeooo:rsid="00173d62" officeooo:paragraph-rsid="00173d62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Liberation Serif" fo:font-size="12pt" fo:font-weight="normal" officeooo:rsid="00173d62" officeooo:paragraph-rsid="002249f9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erif" fo:font-size="12pt" fo:font-weight="normal" officeooo:rsid="0021925f" officeooo:paragraph-rsid="0021925f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2489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3f7" style:font-weight-asian="normal" style:font-weight-complex="normal"/>
    </style:style>
    <style:style style:name="T3" style:family="text">
      <style:text-properties fo:font-weight="normal" officeooo:rsid="001ad07b" style:font-weight-asian="normal" style:font-weight-complex="normal"/>
    </style:style>
    <style:style style:name="T4" style:family="text">
      <style:text-properties fo:font-weight="normal" officeooo:rsid="001b2f9c" style:font-weight-asian="normal" style:font-weight-complex="normal"/>
    </style:style>
    <style:style style:name="T5" style:family="text">
      <style:text-properties fo:font-weight="normal" officeooo:rsid="0024890e" style:font-weight-asian="normal" style:font-weight-complex="normal"/>
    </style:style>
    <style:style style:name="T6" style:family="text">
      <style:text-properties fo:font-weight="normal" officeooo:rsid="00173d62" style:font-weight-asian="normal" style:font-weight-complex="normal"/>
    </style:style>
    <style:style style:name="T7" style:family="text">
      <style:text-properties officeooo:rsid="001c2d79"/>
    </style:style>
    <style:style style:name="T8" style:family="text">
      <style:text-properties officeooo:rsid="001c8944"/>
    </style:style>
    <style:style style:name="T9" style:family="text">
      <style:text-properties officeooo:rsid="001b2f9c"/>
    </style:style>
    <style:style style:name="T10" style:family="text">
      <style:text-properties officeooo:rsid="001f4e8a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officeooo:rsid="0021925f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officeooo:rsid="002249f9" style:text-blinking="false" fo:background-color="transparent" loext:char-shading-value="0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22aadc"/>
    </style:style>
    <style:style style:name="T17" style:family="text">
      <style:text-properties officeooo:rsid="002489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Prático 1</text:p>
      <text:p text:style-name="P1"/>
      <text:list xml:id="list9223331452115575464" text:style-name="L1">
        <text:list-item>
          <text:p text:style-name="P9">Como esse problema pode ser modelado para o paradigma guloso?</text:p>
        </text:list-item>
      </text:list>
      <text:p text:style-name="P3"/>
      <text:p text:style-name="P3"><text:tab/><text:span text:style-name="T2">O Problema foi modelado de acordo com o custo benefício de cada prato seguindo a ordem de um vetor construído relevando a ordem de melhor custo benefício e a regra de cozinhar o mesmo prato em dias seguidos.</text:span></text:p>
      <text:p text:style-name="P7"/>
      <text:p text:style-name="P7"><text:tab/>Para isso, foi criado um vetor com os pratos na seguinte ordem: Os pratos de melhor custo benefício levando em conta os que foram cozinhados somente em um dia e os que foram cozinhados em dois dias seguidos. Logo após, concatenou-se a esse vetor os pratos com o menor custo e que não dão lucro algum, pois serão cozinhados em três dias seguidos ou mais.</text:p>
      <text:p text:style-name="P7"/>
      <text:p text:style-name="P3"><text:span text:style-name="T2"><text:tab/>Junto a isso, para resolver o problema, foi implementado a seguinte lógica de estrutura gulosa: </text:span><text:span text:style-name="T3">Para cada dia em que o cozinheiro deverá cozinhar, coloca o prato da posição j do vetor criado numa variável prato, onde na primeira iteração j=0. Enquanto não achar um prato no vetor que caiba no orçamento, deve-se testar os pratos do vetor de pratos e adicionar um a j e a k. Caso não encontre um prato que caiba no orçamento do vetor, o problema não haverá solução, caso encontre coloque na variável prato o prato de índice j. É subtraído do valor do orçamento o valor do prato e o prato adicionado ao vetor resposta. Para finalizar, verifica se </text:span><text:span text:style-name="T4">há um prato no dia anterior, se houver e o prato do dia atual é igual o do dia anterior, coloca a variável anterior com o valor de j e soma o valor de j. Caso o prato do dia atual não seja igual ao do dia anterior, coloca a variável j com o valor de k. Caso ainda haja dias para cozinhar, volta no loop com o dia atualizado.</text:span></text:p>
      <text:p text:style-name="P8"/>
      <text:p text:style-name="P8"><text:tab/>A solução dos prato<text:span text:style-name="T10">s</text:span> que serão cozinhados será dada pelo vetor resposta, onde terá a ordem dos pratos cozinhados em todos os dias pelo cozinheiro.</text:p>
      <text:p text:style-name="P7"><text:tab/></text:p>
      <text:p text:style-name="P3"/>
      <text:list xml:id="list211950908644199" text:continue-numbering="true" text:style-name="L1">
        <text:list-item>
          <text:p text:style-name="P9">Seu algoritmo guloso dá a solução ótima? Por quê?</text:p>
        </text:list-item>
      </text:list>
      <text:p text:style-name="P3"><text:tab/></text:p>
      <text:p text:style-name="P3"><text:span text:style-name="T1"><text:tab/></text:span><text:span text:style-name="T4">Não, pois a solução gulosa nesse problema pega o melhor valor no momento atual, ou seja, o cozinheiro irá cozinhar o prato que lhe dará o melhor lucro no dia em questão sem levar em conta todos os dias que ele tem disponíveis ou o orçamento total que ele possui. Dessa forma, o algoritmo guloso não garante a solução ótima para o problema como um todo, e sim para o problema nos dias em questão.</text:span></text:p>
      <text:p text:style-name="P8"/>
      <text:list xml:id="list211950435444519" text:continue-numbering="true" text:style-name="L1">
        <text:list-item>
          <text:p text:style-name="P9">Como esse problema pode ser modelado para o paradigma de programação dinâmica?</text:p>
        </text:list-item>
      </text:list>
      <text:p text:style-name="P4"/>
      <text:p text:style-name="P5"><text:tab/><text:span text:style-name="T7">O problema foi modelado atráves de três tabelas para a consulta dinâmica do cáculo do melhor custo benefício dos pratos a serem cozinhados. Uma matriz, representando os pratos a serem escolhidos sem que já tenham sido escolhidos no dia anterior, outra representando os pratos a serem escolhidos pelo primeiro dia consecutivo e uma última representando os pratos a serem escolhidos pelo segundo ou mais dias consecutivos. Cada uma dessas matrizes é da terceira dimensão e elas são: O número de dias, o número de pratos e , por fim, o orçamento total.</text:span></text:p>
      <text:p text:style-name="P5"/>
      <text:p text:style-name="P5"><text:tab/><text:span text:style-name="T8">Com as matrizes devidamente inicializadas, utilizasse a programação dinâmica buscando maximizar o lucro do restaurante. Para isso, percorre a matriz principal, buscando recorrer quando necessário as outras duas matrizes para obter o máximo lucro levando em conta possíveis repetições de pratos.</text:span></text:p>
      <text:p text:style-name="P5"/>
      <text:p text:style-name="P6"><text:tab/><text:span text:style-name="T9">A solução dos pratos que serão cozinhados será dada pelo elemento da matriz que tiver o maior lucro no último dia e na posição orçamento.</text:span></text:p>
      <text:p text:style-name="P4"><text:soft-page-break/></text:p>
      <text:list xml:id="list211950864166464" text:continue-numbering="true" text:style-name="L1">
        <text:list-item>
          <text:p text:style-name="P9">Discuta a sub-estrutura ótima e a sobreposição dos problemas.</text:p>
        </text:list-item>
      </text:list>
      <text:p text:style-name="P4"/>
      <text:p text:style-name="P4"/>
      <text:list xml:id="list211951468217500" text:continue-numbering="true" text:style-name="L1">
        <text:list-item>
          <text:p text:style-name="P9">Se algum algoritmo clássico foi adaptado para resolver o problema, qual foi ele?</text:p>
        </text:list-item>
      </text:list>
      <text:p text:style-name="P4"/>
      <text:p text:style-name="P4"><text:tab/><text:span text:style-name="T16">O Algoritmo clássico adaptado para resolver o problema do Trabalho Prático, foi o algoritmo da mochila binária, onde o objetivo é maximizar o valor total dos itens que podem ser carregados na mochila. Dessa forma, foi possível adaptś-lo para um problema em que deve-se maximizar o lucro ao longo dos dias levando em consideração as regras impostas pelo problema.</text:span></text:p>
      <text:p text:style-name="P4"/>
      <text:list xml:id="list211950349578452" text:continue-numbering="true" text:style-name="L1">
        <text:list-item>
          <text:p text:style-name="P9">Qual o custo assintótico (em Big-O) do tempo de execução e espaço em memória utilizado? Não se esqueça de formular a equação de recorrência da abordagem baseada em programação dinâmica (não é necessário resolver a equação explicitamente).</text:p>
        </text:list-item>
      </text:list>
      <text:p text:style-name="P4"/>
      <text:p text:style-name="P4"/>
      <text:list xml:id="list211951855118111" text:continue-numbering="true" text:style-name="L1">
        <text:list-item>
          <text:p text:style-name="P9">Em qual máquina o tp foi testado?</text:p>
        </text:list-item>
      </text:list>
      <text:p text:style-name="P15"><text:span text:style-name="T6"/></text:p>
      <text:p text:style-name="P15"><text:span text:style-name="T5"><text:tab/>Máquina:</text:span></text:p>
      <text:p text:style-name="P13"><text:s text:c="10"/></text:p>
      <text:p text:style-name="P26"><text:span text:style-name="T5"><text:tab/>descrição: CPU</text:span></text:p>
      <text:p text:style-name="P13"><text:s text:c="9"/><text:tab/> <text:tab/>produto: Intel(R) Core(TM) i7-5500U CPU @ 2.40GHz</text:p>
      <text:p text:style-name="P13"><text:s text:c="10"/><text:tab/><text:tab/>fabricante: Intel Corp.</text:p>
      <text:p text:style-name="P13"><text:s text:c="10"/><text:tab/><text:tab/>informações do barramento: cpu@0</text:p>
      <text:p text:style-name="P13"><text:s text:c="10"/><text:tab/><text:tab/>versão: Intel(R) Core(TM) i7-5500U CPU @ 2.40GHz</text:p>
      <text:p text:style-name="P13"><text:s text:c="10"/><text:tab/><text:tab/>slot: SOCKET 0</text:p>
      <text:p text:style-name="P13"><text:s text:c="10"/><text:tab/><text:tab/>tamanho: 2461MHz</text:p>
      <text:p text:style-name="P13"><text:s text:c="10"/><text:tab/><text:tab/>capacidade: 3GHz</text:p>
      <text:p text:style-name="P13"><text:s text:c="10"/><text:tab/><text:tab/>largura: 64 bits</text:p>
      <text:p text:style-name="P13"><text:s text:c="10"/><text:tab/><text:tab/>clock: 100MHz</text:p>
      <text:p text:style-name="P13"/>
      <text:p text:style-name="P14"><text:tab/>descrição: Memória do sistema</text:p>
      <text:p text:style-name="P14"><text:s text:c="10"/><text:tab/><text:tab/>slot: Placa do sistema ou placa-mãe</text:p>
      <text:p text:style-name="P14"><text:s text:c="10"/><text:tab/><text:tab/>tamanho: 6GiB</text:p>
      <text:p text:style-name="P4"/>
      <text:list xml:id="list211950507471747" text:continue-numbering="true" text:style-name="L1">
        <text:list-item>
          <text:p text:style-name="P16">Como sua implementação se comporta em termos de tempo de execução e memória <text:span text:style-name="T15">alocada? Apresente uma variação experimental da solução, com entradas de tamanho diferente tentando, pelo menos, discutir também o melhor e o pior caso.</text:span></text:p>
        </text:list-item>
      </text:list>
      <text:p text:style-name="P17"><text:span text:style-name="T15"/></text:p>
      <text:p text:style-name="P17"><text:span text:style-name="T15"/></text:p>
      <text:p text:style-name="P18"/>
      <text:list xml:id="list211951460519000" text:continue-numbering="true" text:style-name="L1">
        <text:list-item>
          <text:p text:style-name="P19">Bibligrafia?</text:p>
        </text:list-item>
      </text:list>
      <text:p text:style-name="P20"/>
      <text:p text:style-name="P21"><text:span text:style-name="T11">CORMEN, Thomas H. et al. Algoritmos: teoria e prática. Rio de Janeiro, RJ: Elsevier, Campus, c2012. xvi, 926 p. ISBN 9788535236996., Nº de Exemplares: 14.</text:span></text:p>
      <text:p text:style-name="P21"><text:span text:style-name="T11"/></text:p>
      <text:p text:style-name="P24"><text:span text:style-name="T13">MASSAND, Ashish. Solution for SPOJ Dynamic Programming. </text:span><text:span text:style-name="T12">Disponível em: &lt;</text:span><text:span text:style-name="T13">https://www.quora.com/What-is-the-solution-for-the-MENU-problem-on-Sphere-Online-Judge-SPOJ</text:span><text:span text:style-name="T12">/&gt; Acesso em: </text:span><text:span text:style-name="T14">15</text:span><text:span text:style-name="T12"> de </text:span><text:span text:style-name="T14">maio</text:span><text:span text:style-name="T12"> de 201</text:span><text:span text:style-name="T14">8</text:span></text:p>
      <text:p text:style-name="P21"><text:span text:style-name="T11"/></text:p>
      <text:p text:style-name="P22"><text:span text:style-name="T11"/></text:p>
      <text:p text:style-name="P25"><text:soft-page-break/><text:span text:style-name="T11"/></text:p>
      <text:list xml:id="list211950358200852" text:continue-numbering="true" text:style-name="L1">
        <text:list-header>
          <text:p text:style-name="P2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Roboto" svg:font-family="Roboto, sans-serif"/>
    <style:font-face style:name="Times New Roman" svg:font-family="'Times New Roman'"/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11:54.033238791</meta:creation-date>
    <dc:date>2018-05-20T21:19:49.710808957</dc:date>
    <meta:editing-duration>PT3H56M1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39" meta:word-count="843" meta:character-count="5111" meta:non-whitespace-character-count="4157"/>
  </office:meta>
</office:document-meta>
</file>